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9306" officeooo:paragraph-rsid="00029306"/>
    </style:style>
    <style:style style:name="T1" style:family="text">
      <style:text-properties officeooo:rsid="000293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ill: "So, are you saying none of this is real?"</text:p>
      <text:p text:style-name="Standard"/>
      <text:p text:style-name="Standard">Wizard: "Well, that depends on your definition of real. By my standards, yes, that's what I'm saying."</text:p>
      <text:p text:style-name="Standard"/>
      <text:p text:style-name="Standard">Bill: "I feel real enough."</text:p>
      <text:p text:style-name="Standard"/>
      <text:p text:style-name="Standard">Wizard: "Ah, but that's what a personality in your situation would say. Not knowing whether or not you're real and all. You exist, clearly. By any measure, you surely exist. There you seem to be standing from what would be my perspective if either of us were real. Which as I said, we aren't."</text:p>
      <text:p text:style-name="Standard"/>
      <text:p text:style-name="Standard">Bill: "So you're not real either?"</text:p>
      <text:p text:style-name="Standard"/>
      <text:p text:style-name="Standard">Wizard: "Nope."</text:p>
      <text:p text:style-name="Standard"/>
      <text:p text:style-name="Standard">Bill: "Then what makes you different?"</text:p>
      <text:p text:style-name="Standard"/>
      <text:p text:style-name="Standard">Wizard: "Well, I'm written to be self-aware of my condition, clearly. Curse the gods! You see, there is a dimension below us from which our actions are directed and observed. WE, you and I, only come into existence when one of THEM wishes it to be so. We are inventions of the minds of denser, more restricted beings."</text:p>
      <text:p text:style-name="Standard"/>
      <text:p text:style-name="Standard">Bill: "Then how and why is this conversation taking place?"</text:p>
      <text:p text:style-name="Standard"/>
      <text:p text:style-name="Standard">Wizard: "We both say what our personalities dictate we should say. Apparently, the same would be true whether we are real or not. Which is why I say you clearly exist, but you are not real. You probably came into existence shortly before this conversation."</text:p>
      <text:p text:style-name="Standard"/>
      <text:p text:style-name="Standard">Bill: "But I remember my whole life. I have a <text:span text:style-name="T1">shitty</text:span> job and a cold girlfriend!"</text:p>
      <text:p text:style-name="Standard"/>
      <text:p text:style-name="Standard">Wizard: "Of course you do. It informs your character. That way, we can have this conversation with the proper context. Me, a wizard apparently, talking to some poor schmuck who doesn't know how deluded the gods imagined him to be."</text:p>
      <text:p text:style-name="Standard"/>
      <text:p text:style-name="Standard">Bill: "<text:span text:style-name="T1">I’m saying, why would I remember all that</text:span>."</text:p>
      <text:p text:style-name="Standard"/>
      <text:p text:style-name="P1">Wizard: “Do you? Yes, your personality does. Let me tell you something bill. You exist, which is enough isn’t it? The benefit of not being real, is that we are not restricted in where we can go, and what we can do. For example you could be a super-hero in the proper context. Would you like to see? *heh* Join me for dinner at my estate this evening, if you have a sense of adventure. Bring whoever you like, we haven’t hosted guests in ages.”</text:p>
      <text:p text:style-name="P1"/>
      <text:p text:style-name="P1">Bill: “ I don’t know dude. You’re kinda freaking me out.”</text:p>
      <text:p text:style-name="P1"/>
      <text:p text:style-name="P1">Wizard: “I’ll have Leon prepare a feast anyway. If you don’t show up with some friends you will be condeming Leon to a week of leftovers. I have a sense that you won’t be able to resist. See you around 8 th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07:40:26.781983448</meta:creation-date>
    <dc:date>2023-12-19T07:56:47.908833239</dc:date>
    <meta:editing-duration>PT16M24S</meta:editing-duration>
    <meta:editing-cycles>1</meta:editing-cycles>
    <meta:document-statistic meta:table-count="0" meta:image-count="0" meta:object-count="0" meta:page-count="1" meta:paragraph-count="16" meta:word-count="416" meta:character-count="2262" meta:non-whitespace-character-count="1862"/>
    <meta:generator>LibreOffice/7.6.3.2$Linux_X86_64 LibreOffice_project/4fe86607b5ac922e55f140471fda9b60bdaa980d</meta:generator>
  </office:meta>
</office:document-meta>
</file>